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0d6" officeooo:paragraph-rsid="001010d6"/>
    </style:style>
    <style:style style:name="P2" style:family="paragraph" style:parent-style-name="Standard">
      <style:text-properties officeooo:rsid="00119eb1" officeooo:paragraph-rsid="00119eb1"/>
    </style:style>
    <style:style style:name="P3" style:family="paragraph" style:parent-style-name="Standard">
      <style:text-properties officeooo:rsid="00136dbc" officeooo:paragraph-rsid="00136dbc"/>
    </style:style>
    <style:style style:name="P4" style:family="paragraph" style:parent-style-name="Standard">
      <style:text-properties officeooo:paragraph-rsid="00136dbc"/>
    </style:style>
    <style:style style:name="P5" style:family="paragraph" style:parent-style-name="Standard">
      <style:text-properties officeooo:rsid="00152687" officeooo:paragraph-rsid="00152687"/>
    </style:style>
    <style:style style:name="P6" style:family="paragraph" style:parent-style-name="Standard">
      <style:text-properties officeooo:rsid="001be301" officeooo:paragraph-rsid="001be301"/>
    </style:style>
    <style:style style:name="P7" style:family="paragraph" style:parent-style-name="Standard">
      <style:text-properties officeooo:rsid="001c443d" officeooo:paragraph-rsid="001c443d"/>
    </style:style>
    <style:style style:name="P8" style:family="paragraph" style:parent-style-name="Standard" style:list-style-name="L1">
      <style:text-properties officeooo:rsid="001be301" officeooo:paragraph-rsid="001be301"/>
    </style:style>
    <style:style style:name="P9" style:family="paragraph" style:parent-style-name="Standard" style:list-style-name="L2">
      <style:text-properties officeooo:rsid="001010d6" officeooo:paragraph-rsid="001010d6"/>
    </style:style>
    <style:style style:name="P10" style:family="paragraph" style:parent-style-name="Standard" style:list-style-name="L3">
      <style:text-properties officeooo:rsid="001010d6" officeooo:paragraph-rsid="001010d6"/>
    </style:style>
    <style:style style:name="P11" style:family="paragraph" style:parent-style-name="Standard">
      <style:text-properties officeooo:rsid="001010d6" officeooo:paragraph-rsid="0035c9ab"/>
    </style:style>
    <style:style style:name="P12" style:family="paragraph" style:parent-style-name="Standard" style:list-style-name="L2">
      <style:text-properties officeooo:rsid="001f3d59" officeooo:paragraph-rsid="001f3d59"/>
    </style:style>
    <style:style style:name="P13" style:family="paragraph" style:parent-style-name="Standard" style:list-style-name="L2">
      <style:text-properties officeooo:rsid="00119eb1" officeooo:paragraph-rsid="00119eb1"/>
    </style:style>
    <style:style style:name="P14" style:family="paragraph" style:parent-style-name="Standard" style:list-style-name="L3">
      <style:text-properties officeooo:rsid="00119eb1" officeooo:paragraph-rsid="00119eb1"/>
    </style:style>
    <style:style style:name="P15" style:family="paragraph" style:parent-style-name="Standard" style:list-style-name="L4">
      <style:text-properties officeooo:rsid="00119eb1" officeooo:paragraph-rsid="00119eb1"/>
    </style:style>
    <style:style style:name="P16" style:family="paragraph" style:parent-style-name="Standard" style:list-style-name="L5">
      <style:text-properties officeooo:rsid="00119eb1" officeooo:paragraph-rsid="00119eb1"/>
    </style:style>
    <style:style style:name="P17" style:family="paragraph" style:parent-style-name="Standard" style:list-style-name="L5">
      <style:text-properties officeooo:paragraph-rsid="00136dbc"/>
    </style:style>
    <style:style style:name="P18" style:family="paragraph" style:parent-style-name="Standard" style:list-style-name="L5">
      <style:text-properties officeooo:rsid="00136dbc" officeooo:paragraph-rsid="00136dbc"/>
    </style:style>
    <style:style style:name="P19" style:family="paragraph" style:parent-style-name="Standard">
      <style:text-properties officeooo:rsid="00136dbc" officeooo:paragraph-rsid="00136dbc"/>
    </style:style>
    <style:style style:name="P20" style:family="paragraph" style:parent-style-name="Standard" style:list-style-name="L6">
      <style:text-properties officeooo:rsid="00136dbc" officeooo:paragraph-rsid="00136dbc"/>
    </style:style>
    <style:style style:name="P21" style:family="paragraph" style:parent-style-name="Standard" style:list-style-name="L8">
      <style:text-properties officeooo:rsid="00136dbc" officeooo:paragraph-rsid="00136dbc"/>
    </style:style>
    <style:style style:name="P22" style:family="paragraph" style:parent-style-name="Standard" style:list-style-name="L7">
      <style:text-properties officeooo:rsid="00143156" officeooo:paragraph-rsid="00143156"/>
    </style:style>
    <style:style style:name="P23" style:family="paragraph" style:parent-style-name="Standard" style:list-style-name="L8">
      <style:text-properties officeooo:rsid="00143156" officeooo:paragraph-rsid="00143156"/>
    </style:style>
    <style:style style:name="P24" style:family="paragraph" style:parent-style-name="Standard" style:list-style-name="L9">
      <style:text-properties officeooo:rsid="00152a39" officeooo:paragraph-rsid="00152a39"/>
    </style:style>
    <style:style style:name="P25" style:family="paragraph" style:parent-style-name="Standard">
      <style:text-properties officeooo:rsid="00233cca" officeooo:paragraph-rsid="00233cca"/>
    </style:style>
    <style:style style:name="P26" style:family="paragraph" style:parent-style-name="Standard" style:list-style-name="L7">
      <style:text-properties officeooo:rsid="00401054" officeooo:paragraph-rsid="00401054"/>
    </style:style>
    <style:style style:name="P27" style:family="paragraph" style:parent-style-name="Standard">
      <style:text-properties officeooo:rsid="0046c84c" officeooo:paragraph-rsid="00152a39"/>
    </style:style>
    <style:style style:name="P28" style:family="paragraph" style:parent-style-name="Standard">
      <style:text-properties officeooo:rsid="0046c84c" officeooo:paragraph-rsid="0046c84c"/>
    </style:style>
    <style:style style:name="P29" style:family="paragraph" style:parent-style-name="Standard">
      <style:text-properties officeooo:rsid="00586b9e" officeooo:paragraph-rsid="00586b9e"/>
    </style:style>
    <style:style style:name="P30" style:family="paragraph" style:parent-style-name="Standard">
      <style:text-properties officeooo:rsid="006eb8e5" officeooo:paragraph-rsid="006eb8e5"/>
    </style:style>
    <style:style style:name="T1" style:family="text">
      <style:text-properties officeooo:rsid="00119eb1"/>
    </style:style>
    <style:style style:name="T2" style:family="text">
      <style:text-properties officeooo:rsid="00143156"/>
    </style:style>
    <style:style style:name="T3" style:family="text">
      <style:text-properties officeooo:rsid="00152687"/>
    </style:style>
    <style:style style:name="T4" style:family="text">
      <style:text-properties officeooo:rsid="00152a39"/>
    </style:style>
    <style:style style:name="T5" style:family="text">
      <style:text-properties officeooo:rsid="00183636"/>
    </style:style>
    <style:style style:name="T6" style:family="text">
      <style:text-properties officeooo:rsid="001a0078"/>
    </style:style>
    <style:style style:name="T7" style:family="text">
      <style:text-properties officeooo:rsid="001b62f7"/>
    </style:style>
    <style:style style:name="T8" style:family="text">
      <style:text-properties officeooo:rsid="001ba2f4"/>
    </style:style>
    <style:style style:name="T9" style:family="text">
      <style:text-properties officeooo:rsid="001c443d"/>
    </style:style>
    <style:style style:name="T10" style:family="text">
      <style:text-properties officeooo:rsid="001db3aa"/>
    </style:style>
    <style:style style:name="T11" style:family="text">
      <style:text-properties officeooo:rsid="001efed4"/>
    </style:style>
    <style:style style:name="T12" style:family="text">
      <style:text-properties officeooo:rsid="001f3d59"/>
    </style:style>
    <style:style style:name="T13" style:family="text">
      <style:text-properties officeooo:rsid="0020ba33"/>
    </style:style>
    <style:style style:name="T14" style:family="text">
      <style:text-properties officeooo:rsid="0021c170"/>
    </style:style>
    <style:style style:name="T15" style:family="text">
      <style:text-properties officeooo:rsid="0023343e"/>
    </style:style>
    <style:style style:name="T16" style:family="text">
      <style:text-properties officeooo:rsid="00233cca"/>
    </style:style>
    <style:style style:name="T17" style:family="text">
      <style:text-properties officeooo:rsid="00259068"/>
    </style:style>
    <style:style style:name="T18" style:family="text">
      <style:text-properties officeooo:rsid="0028914b"/>
    </style:style>
    <style:style style:name="T19" style:family="text">
      <style:text-properties officeooo:rsid="00298402"/>
    </style:style>
    <style:style style:name="T20" style:family="text">
      <style:text-properties officeooo:rsid="002c02b3"/>
    </style:style>
    <style:style style:name="T21" style:family="text">
      <style:text-properties officeooo:rsid="002f13b1"/>
    </style:style>
    <style:style style:name="T22" style:family="text">
      <style:text-properties officeooo:rsid="0030f150"/>
    </style:style>
    <style:style style:name="T23" style:family="text">
      <style:text-properties fo:font-weight="bold" style:font-weight-asian="bold" style:font-weight-complex="bold"/>
    </style:style>
    <style:style style:name="T24" style:family="text">
      <style:text-properties fo:font-weight="bold" officeooo:rsid="0035c9ab" style:font-weight-asian="bold" style:font-weight-complex="bold"/>
    </style:style>
    <style:style style:name="T25" style:family="text">
      <style:text-properties fo:font-weight="bold" officeooo:rsid="003b5eec" style:font-weight-asian="bold" style:font-weight-complex="bold"/>
    </style:style>
    <style:style style:name="T26" style:family="text">
      <style:text-properties fo:font-weight="bold" officeooo:rsid="00152a39" style:font-weight-asian="bold" style:font-weight-complex="bold"/>
    </style:style>
    <style:style style:name="T27" style:family="text">
      <style:text-properties fo:font-weight="bold" officeooo:rsid="004130ca" style:font-weight-asian="bold" style:font-weight-complex="bold"/>
    </style:style>
    <style:style style:name="T28" style:family="text">
      <style:text-properties fo:font-weight="bold" officeooo:rsid="0042aaab" style:font-weight-asian="bold" style:font-weight-complex="bold"/>
    </style:style>
    <style:style style:name="T29" style:family="text">
      <style:text-properties fo:font-weight="bold" officeooo:rsid="0045702c" style:font-weight-asian="bold" style:font-weight-complex="bold"/>
    </style:style>
    <style:style style:name="T30" style:family="text">
      <style:text-properties officeooo:rsid="003420f7"/>
    </style:style>
    <style:style style:name="T31" style:family="text">
      <style:text-properties officeooo:rsid="0035c9ab"/>
    </style:style>
    <style:style style:name="T32" style:family="text">
      <style:text-properties officeooo:rsid="0037f6af"/>
    </style:style>
    <style:style style:name="T33" style:family="text">
      <style:text-properties officeooo:rsid="00381b74"/>
    </style:style>
    <style:style style:name="T34" style:family="text">
      <style:text-properties officeooo:rsid="0039ac0d"/>
    </style:style>
    <style:style style:name="T35" style:family="text">
      <style:text-properties officeooo:rsid="003b5eec"/>
    </style:style>
    <style:style style:name="T36" style:family="text">
      <style:text-properties officeooo:rsid="003def5c"/>
    </style:style>
    <style:style style:name="T37" style:family="text">
      <style:text-properties officeooo:rsid="003ee6b0"/>
    </style:style>
    <style:style style:name="T38" style:family="text">
      <style:text-properties officeooo:rsid="003f0da9"/>
    </style:style>
    <style:style style:name="T39" style:family="text">
      <style:text-properties officeooo:rsid="003f7dd3"/>
    </style:style>
    <style:style style:name="T40" style:family="text">
      <style:text-properties officeooo:rsid="00401054"/>
    </style:style>
    <style:style style:name="T41" style:family="text">
      <style:text-properties officeooo:rsid="004130ca"/>
    </style:style>
    <style:style style:name="T42" style:family="text">
      <style:text-properties officeooo:rsid="0042aaab"/>
    </style:style>
    <style:style style:name="T43" style:family="text">
      <style:text-properties officeooo:rsid="00443b70"/>
    </style:style>
    <style:style style:name="T44" style:family="text">
      <style:text-properties officeooo:rsid="0045702c"/>
    </style:style>
    <style:style style:name="T45" style:family="text">
      <style:text-properties officeooo:rsid="0048b6a4"/>
    </style:style>
    <style:style style:name="T46" style:family="text">
      <style:text-properties officeooo:rsid="004edc1d"/>
    </style:style>
    <style:style style:name="T47" style:family="text">
      <style:text-properties officeooo:rsid="0059b684"/>
    </style:style>
    <style:style style:name="T48" style:family="text">
      <style:text-properties officeooo:rsid="005b2fce"/>
    </style:style>
    <style:style style:name="T49" style:family="text">
      <style:text-properties officeooo:rsid="0060c53e"/>
    </style:style>
    <style:style style:name="T50" style:family="text">
      <style:text-properties officeooo:rsid="006181ff"/>
    </style:style>
    <style:style style:name="T51" style:family="text">
      <style:text-properties officeooo:rsid="006b550e"/>
    </style:style>
    <style:style style:name="T52" style:family="text">
      <style:text-properties officeooo:rsid="006ced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Gnome’s </text:span>Nasty Ole Fuel Tank Restoration Cheat Sheet</text:p>
      <text:p text:style-name="P1"/>
      <text:p text:style-name="P11"><text:span text:style-name="T23">First and foremost: </text:span>evaluate the tank. Don’t discover a pinhole <text:span text:style-name="T5">(</text:span>or three<text:span text:style-name="T5">)</text:span> after hours of prep <text:span text:style-name="T50">work, even though many issues won’t be apparent until prep</text:span>. <text:span text:style-name="T7">E</text:span>xpect $1<text:span text:style-name="T5">2</text:span>0+ <text:span text:style-name="T30">in materials</text:span> and quite a few hours to restore a tank, <text:span text:style-name="T46">which is </text:span>already in range of the price of a new <text:span text:style-name="T30">$200 </text:span>replacement tank. <text:span text:style-name="T30">So if at all possible, buy a new replacement</text:span>. <text:span text:style-name="T30">A </text:span><text:span text:style-name="T24">rockbottom</text:span><text:span text:style-name="T30"> price for having a tank restored and lined as a service would be about $600 labor, $150 for materials. This is risky for bad tanks, since a shop isn’t going to do necessary ‘on the fly’ repairs that you can do when you do the job yourself. Lastly, I have never seen a coating fail that was not the result of poor prep, regardless of the product.</text:span></text:p>
      <text:p text:style-name="P11"/>
      <text:p text:style-name="P11"><text:span text:style-name="T30">So in other words craigslist ‘barn-find’ addict, welcome to Shiff Creek, the labor reality not shown on all those glossy automotive shows! Let this guide be your (hazing) paddle.</text:span></text:p>
      <text:p text:style-name="P1"/>
      <text:p text:style-name="P6"><text:span text:style-name="T32">Interior/exterior c</text:span>oating</text:p>
      <text:list xml:id="list3860810598" text:style-name="L1">
        <text:list-item>
          <text:p text:style-name="P8">POR15 fuel tank liner kit</text:p>
        </text:list-item>
        <text:list-item>
          <text:p text:style-name="P8">POR15 rust coating</text:p>
        </text:list-item>
        <text:list-item>
          <text:p text:style-name="P8">POR15 TopCoat. This stuff is very thick! <text:span text:style-name="T19">Buy the POR15 thinner if you top coat. Its not an up-sale, you actually need it (rumor has it that Xylene also works).</text:span></text:p>
        </text:list-item>
      </text:list>
      <text:p text:style-name="P7">Gear</text:p>
      <text:list xml:id="list2202475119" text:style-name="L2">
        <text:list-item>
          <text:p text:style-name="P9">thick chem<text:span text:style-name="T5">ical</text:span> gloves <text:span text:style-name="T49">and thin nitrile gloves</text:span></text:p>
        </text:list-item>
        <text:list-item>
          <text:p text:style-name="P9">thick/protective clothing <text:span text:style-name="T9">and</text:span> <text:span text:style-name="T6">goggles (yes, you need these)</text:span></text:p>
        </text:list-item>
        <text:list-item>
          <text:p text:style-name="P9">open, <text:span text:style-name="T3">ventilated </text:span>space to make messes</text:p>
        </text:list-item>
        <text:list-item>
          <text:p text:style-name="P9">good weather: 70+ degrees, <text:span text:style-name="T34">low</text:span> humidity <text:span text:style-name="T35">(makes a huge difference)</text:span></text:p>
        </text:list-item>
        <text:list-item>
          <text:p text:style-name="P9">a good hot water supply</text:p>
        </text:list-item>
        <text:list-item>
          <text:p text:style-name="P12"><text:span text:style-name="T35">1 case of </text:span>smoke bombs <text:span text:style-name="T35">(</text:span>the good ones<text:span text:style-name="T35">)</text:span></text:p>
        </text:list-item>
      </text:list>
      <text:p text:style-name="P1">Cleaning</text:p>
      <text:list xml:id="list141617701726377" text:continue-numbering="true" text:style-name="L2">
        <text:list-item>
          <text:p text:style-name="P9">Heavy <text:span text:style-name="T35">metal</text:span> chain</text:p>
        </text:list-item>
        <text:list-item>
          <text:p text:style-name="P13">Various rubber plugs <text:span text:style-name="T10">or</text:span> other fittings to block <text:span text:style-name="T11">passages</text:span> during cleaning and lining</text:p>
        </text:list-item>
        <text:list-item>
          <text:p text:style-name="P9">Purple clean or other strong degreaser</text:p>
        </text:list-item>
        <text:list-item>
          <text:p text:style-name="P9">Pipe cleaners (<text:span text:style-name="T11">check automotive, plumbing, and gun cleaning aisles)</text:span></text:p>
        </text:list-item>
        <text:list-item>
          <text:p text:style-name="P9">Drano <text:span text:style-name="T12">MaxGel (only Drano or its equivalent, not acid-based ‘hair eater’ products)</text:span></text:p>
        </text:list-item>
        <text:list-item>
          <text:p text:style-name="P9">OSPHO (or other off-the-shelf phosphoric acid or non-gel rust treatment, <text:span text:style-name="T35">and</text:span> <text:span text:style-name="T25">not</text:span><text:span text:style-name="T35"> “Rust Reformer”</text:span>)</text:p>
        </text:list-item>
        <text:list-item>
          <text:p text:style-name="P9"><text:span text:style-name="T35">A few cans of cheap a</text:span>erosol carb cleaner</text:p>
        </text:list-item>
        <text:list-item>
          <text:p text:style-name="P13">De-natured alcohol, MEK, lacquer thinner or acetone</text:p>
        </text:list-item>
        <text:list-item>
          <text:p text:style-name="P9">Berryman’s carb cleaner (for heavily tarred/varnished tanks—<text:span text:style-name="T1">buy only if/when needed</text:span>)</text:p>
        </text:list-item>
      </text:list>
      <text:p text:style-name="P1">Prep</text:p>
      <text:list xml:id="list1953784129" text:style-name="L3">
        <text:list-item>
          <text:p text:style-name="P10">Automotive sandpaper in multiple grades (for the exterior)</text:p>
        </text:list-item>
        <text:list-item>
          <text:p text:style-name="P10">Paint stripping wheel (also for the exterior)</text:p>
        </text:list-item>
        <text:list-item>
          <text:p text:style-name="P14">Heat gun</text:p>
        </text:list-item>
      </text:list>
      <text:p text:style-name="P2">Application</text:p>
      <text:list xml:id="list2913586669" text:style-name="L4">
        <text:list-item>
          <text:p text:style-name="P15">Heat gun</text:p>
        </text:list-item>
        <text:list-item>
          <text:p text:style-name="P15">Low pressure compressed air or aerosol ‘duster’ spray <text:span text:style-name="T36">(</text:span>for cleaning electronics<text:span text:style-name="T36">)</text:span> for clearing narrow <text:span text:style-name="T36">fuel </text:span>lines</text:p>
        </text:list-item>
      </text:list>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9">Prep</text:p>
      <text:p text:style-name="P2"/>
      <text:list xml:id="list3366760528" text:style-name="L5">
        <text:list-item>
          <text:p text:style-name="P16">Empty <text:span text:style-name="T36">the </text:span>old nasty gas. Most local waste dumps <text:span text:style-name="T15">accept </text:span>old gasoline, and so will most <text:span text:style-name="T36">autoparts</text:span> yards <text:span text:style-name="T20">if you’re nice</text:span>. T<text:span text:style-name="T38">hese days</text:span> <text:span text:style-name="T47">disposing of gas the right way</text:span> is <text:span text:style-name="T15">much </text:span>easier <text:span text:style-name="T37">and safer</text:span> than the alternatives.</text:p>
        </text:list-item>
        <text:list-item>
          <text:p text:style-name="P16"><text:span text:style-name="T39">Take a quick phone video of where/how things are attached, then remove</text:span> attached components (<text:span text:style-name="T48">hangers, </text:span>fuel level sending unit, rubber, etc). Gas tanks and their components are a design afterthought, and you won’t remember where everything goes.</text:p>
        </text:list-item>
        <text:list-item>
          <text:p text:style-name="P16"><text:span text:style-name="T39">Plug everything and </text:span>clean the inside of the tank with purple clean, boiling water, <text:span text:style-name="T39">and heavy chain to knock material loose.</text:span></text:p>
        </text:list-item>
        <text:list-item>
          <text:p text:style-name="P16">INSPECT: Inspect the tank for viability after the initial clean. Don’t discover too late that a tank isn’t in good condition, or is rusted through <text:span text:style-name="T15">and pinholed</text:span>. It happens. <text:span text:style-name="T20">The earlier you find issues, the more choices you have.</text:span></text:p>
        </text:list-item>
        <text:list-item>
          <text:p text:style-name="P16">Clear all lines and other narrow passages with brushes and spray carb cleaner</text:p>
        </text:list-item>
        <text:list-item>
          <text:p text:style-name="P18">Rewash the inside of the tank with purple clean and heavy chain to loosen material and score the inside of the tank. Enjoy the workout! Because you’<text:span text:style-name="T15">re going to</text:span> do this a dozen times <text:span text:style-name="T3">or more</text:span>—no joke.</text:p>
          <text:p text:style-name="P17"/>
        </text:list-item>
      </text:list>
      <text:p text:style-name="P3">For heavily sludged tanks and tanks with puddle<text:span text:style-name="T39">s</text:span> of fuel ‘tar’: </text:p>
      <text:list xml:id="list1362142730" text:style-name="L6">
        <text:list-item>
          <text:p text:style-name="P20"><text:span text:style-name="T15">C</text:span>onsider getting the tank boiled out at a radiator repair shop (usually about $60). <text:span text:style-name="T16">You will spend about half that in material and several hours for lower quality results if you go the manual route.</text:span></text:p>
        </text:list-item>
        <text:list-item>
          <text:p text:style-name="P20">Repeat the cleaning steps but with boiling water and drano. Drano will not harm metal, and you can leave it in overnight—it is a surprisingly good degreaser.</text:p>
        </text:list-item>
        <text:list-item>
          <text:p text:style-name="P20">Leave the tank in the back of your truck bed and drive <text:span text:style-name="T39">around </text:span>for a week, letting the tank soak in the back with the cleaner shifting around from driving.</text:p>
        </text:list-item>
        <text:list-item>
          <text:p text:style-name="P20">If the ‘tar’ isn’t removed after a few Drano cycles, spray <text:span text:style-name="T21">it</text:span> down with a few cans of spray carb cleaner. Then move up to Berrymans carb cleaner (<text:span text:style-name="T16">it </text:span>comes in a <text:span text:style-name="T15">gallon </text:span>paint can). Just leave a pint or <text:span text:style-name="T16">more of</text:span> Berrymans in the tank for several days <text:span text:style-name="T22">while agitating it,</text:span> and let it <text:span text:style-name="T21">loosen</text:span> the tar—<text:span text:style-name="T22">it won’t look like its working, but works within a couple days.</text:span></text:p>
        </text:list-item>
      </text:list>
      <text:p text:style-name="P4"/>
      <text:p text:style-name="P3">Repeatedly clean the tank, <text:span text:style-name="T16">escalating</text:span> from Purple Clean, to Drano, to Berrymans, if needed. <text:span text:style-name="T39">Also use heat, use mechanical means.</text:span> Be patient. I spent four weeks prepping mine after work.</text:p>
      <text:p text:style-name="P3"/>
      <text:p text:style-name="P3">Between cleanings, dry the tank as much as possible, and consider rinsing out with thinner (lacquer thinner, alcohol, etc) to <text:span text:style-name="T39">prevent too much</text:span> flash rusting <text:span text:style-name="T39">b</text:span>etween cycles. I <text:span text:style-name="T8">also </text:span>ran OSPHO through the tank <text:span text:style-name="T16">quickly (~30mins or so)</text:span> once <text:span text:style-name="T16">or twice</text:span> to convert any rust, since I <text:span text:style-name="T39">had to do so many</text:span> cleaning cycles.</text:p>
      <text:p text:style-name="P3"/>
      <text:p text:style-name="P5">Strip, sand, prep, <text:span text:style-name="T4">and acid etch</text:span> the exterior of the tank at the same time you prep the interior. Its just easier <text:span text:style-name="T4">and you don’t want to uncover pinholes AFTER the liner has been applied. </text:span><text:span text:style-name="T26">You stand a better </text:span><text:soft-page-break/><text:span text:style-name="T26">chance of finding and fixing major issues by doing the exterior prep at the same time as the interior prep.</text:span></text:p>
      <text:p text:style-name="P3"/>
      <text:p text:style-name="P25">Final prep</text:p>
      <text:list xml:id="list1623215799" text:style-name="L7">
        <text:list-item>
          <text:p text:style-name="P26">Last call: inspect the tank with a light. Did you really remove all those varnish puddles? If not, the liner will scale off of them and ruin your work.</text:p>
        </text:list-item>
        <text:list-item>
          <text:p text:style-name="P22">Clear all your lines again, to make sure they haven’t been clogged with loosened material. Do a final prep rinse with your thinner of choice. <text:span text:style-name="T13">Use a heat gun or other heater on super low to completely dry the tank for several hours, especially the seams, lines, and other baffles where water collects.</text:span></text:p>
        </text:list-item>
      </text:list>
      <text:p text:style-name="P3"/>
      <text:p text:style-name="P3">POR 15 Fuel Liner Application:</text:p>
      <text:list xml:id="list2415721052" text:style-name="L8">
        <text:list-item>
          <text:p text:style-name="P21"><text:span text:style-name="T3">J</text:span>ust follow the directions of the kit <text:span text:style-name="T3">for the final marine clean, metal prep, and liner</text:span>. <text:span text:style-name="T2">By the time you reach the point of even opening the kit, you should be exhausted from prep work—congrats, that means you did the bare minimum required! Haha, ‘prep’ work—so simple, right?</text:span></text:p>
        </text:list-item>
        <text:list-item>
          <text:p text:style-name="P23">Ten or fifteen minutes of rolling the liner inside the tank is plenty for the purposes of lining a tank. There’s no need to let it thicken before draining the excess. In fact, sooner is better since tank <text:span text:style-name="T40">never </text:span>drain easily, <text:span text:style-name="T17">meaning there will always be</text:span> excess liner in the tank to build the coating up.</text:p>
        </text:list-item>
        <text:list-item>
          <text:p text:style-name="P23"><text:span text:style-name="T27">Clear your lines periodically</text:span><text:span text:style-name="T41">:</text:span> Use very low pressure air or aerosol duster to <text:span text:style-name="T40">periodically </text:span>clear any lines that might have been filled with liner, <text:span text:style-name="T14">even partially.</text:span> <text:span text:style-name="T14">Use only very low pressure, to avoid spreading/removing the material from where the line points inside the tank</text:span>.</text:p>
        </text:list-item>
        <text:list-item>
          <text:p text:style-name="P23">Continually roll the tank along every axis, letting it rest for <text:span text:style-name="T3">five </text:span>minutes in between. You do this for about three hours. The more frequently you roll the tank, the better the result<text:span text:style-name="T14">s</text:span>.</text:p>
        </text:list-item>
        <text:list-item>
          <text:p text:style-name="P23">If needed, route very low pressure air through the tank <text:span text:style-name="T17">or use a fan</text:span> to speed up drying.</text:p>
        </text:list-item>
      </text:list>
      <text:p text:style-name="P1"/>
      <text:p text:style-name="P5"><text:span text:style-name="T4">POR15 </text:span>Exterior Coat</text:p>
      <text:list xml:id="list1218823871" text:style-name="L9">
        <text:list-item>
          <text:p text:style-name="P24">If not already prepped, strip, sand, and etch the exterior of the tank. Apply POR15 rust coating or your coating of choice. Use plenty of protective materials and good gloves, since POR15 will stain your skin badly <text:span text:style-name="T42">if you don’t.</text:span></text:p>
        </text:list-item>
        <text:list-item>
          <text:p text:style-name="P24"><text:span text:style-name="T29">Experiment with</text:span><text:span text:style-name="T23"> </text:span><text:span text:style-name="T28">POR15</text:span><text:span text:style-name="T23"> </text:span><text:span text:style-name="T28">TopCoat</text:span><text:span text:style-name="T23"> before applying it</text:span>. <text:span text:style-name="T42">This is based on my own mistake, since I thought TopCoat would be virtually the same coating as regular POR15.</text:span> <text:span text:style-name="T42">However TopCoat is VERY thick</text:span>, and <text:span text:style-name="T18">overall </text:span>very different from normal POR15 rust coat in terms of its <text:span text:style-name="T44">far</text:span> greater thickness and flow characteristics. <text:span text:style-name="T43">It still flows very well, but the difference in thickness is astonishing. That’s why you should also get the POR15 thinner. And even with the thinner, you’ll want to experiment with that too, since it may increase running/sagging.</text:span></text:p>
        </text:list-item>
      </text:list>
      <text:p text:style-name="P27"/>
      <text:p text:style-name="P28"/>
      <text:p text:style-name="P28">Congratulations, you are one of the 1-2 people who will read this far. Restoring an old fuel is a right of passage for those of us dumb enough to get into car restoration, a.k.a. ‘labor underestimation’. Be proud of your work, even the flaws. While the rest of the <text:span text:style-name="T45">society </text:span>goes into a Chernobyl-like social meltdown of meaningless internet feuds <text:span text:style-name="T51">and leadership-by-losers</text:span>, you’ve made something <text:span text:style-name="T51">solid</text:span> that will <text:span text:style-name="T52">outlast</text:span>. Cheers!</text:p>
      <text:p text:style-name="P28"/>
      <text:p text:style-name="P30">Jobs not mobs</text:p>
      <text:p text:style-name="P30">Wrenches not trenches</text:p>
      <text:p text:style-name="P30">Dads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19:58.708486140</meta:creation-date>
    <dc:date>2019-11-24T14:16:09.408905380</dc:date>
    <meta:editing-duration>PT5H56M47S</meta:editing-duration>
    <meta:editing-cycles>76</meta:editing-cycles>
    <meta:generator>LibreOffice/6.2.8.2$Linux_X86_64 LibreOffice_project/20$Build-2</meta:generator>
    <meta:document-statistic meta:table-count="0" meta:image-count="0" meta:object-count="0" meta:page-count="3" meta:paragraph-count="62" meta:word-count="1419" meta:character-count="7972" meta:non-whitespace-character-count="6661"/>
  </office:meta>
</office:document-meta>
</file>